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600000002CBEDF0CE3CF557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fo:language="fr" fo:country="FR" fo:font-weight="bold" officeooo:rsid="0015486c" officeooo:paragraph-rsid="0015486c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officeooo:paragraph-rsid="00183848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.212cm" fo:margin-right="0.129cm" fo:margin-top="0cm" fo:margin-bottom="0cm" loext:contextual-spacing="false" fo:text-align="end" style:justify-single-word="false" fo:text-indent="0cm" style:auto-text-indent="false"/>
      <style:text-properties fo:font-size="14pt" fo:language="fr" fo:country="FR" style:text-underline-style="solid" style:text-underline-width="auto" style:text-underline-color="font-color" fo:font-weight="bold"/>
    </style:style>
    <style:style style:name="P6" style:family="paragraph" style:parent-style-name="Text_20_body">
      <style:paragraph-properties fo:margin-left="7.038cm" fo:margin-right="0cm" fo:text-indent="0cm" style:auto-text-indent="false"/>
    </style:style>
    <style:style style:name="P7" style:family="paragraph" style:parent-style-name="Text_20_body">
      <style:paragraph-properties fo:margin-left="3.889cm" fo:margin-right="5.267cm" fo:margin-top="0cm" fo:margin-bottom="0cm" loext:contextual-spacing="false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.159cm" fo:text-align="center" style:justify-single-word="false" fo:text-indent="0cm" style:auto-text-indent="false"/>
      <style:text-properties fo:font-size="14pt" fo:language="fr" fo:country="FR" fo:font-weight="bold"/>
    </style:style>
    <style:style style:name="P9" style:family="paragraph" style:parent-style-name="Text_20_body">
      <style:paragraph-properties fo:margin-left="2.709cm" fo:margin-right="0cm" fo:text-align="start" style:justify-single-word="false" fo:text-indent="0cm" style:auto-text-indent="false"/>
    </style:style>
    <style:style style:name="P10" style:family="paragraph" style:parent-style-name="Standard">
      <style:text-properties fo:font-size="14pt" fo:font-weight="bold" officeooo:rsid="0018f253" officeooo:paragraph-rsid="0018f25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7112b" officeooo:paragraph-rsid="0018f253" style:font-size-asian="14pt" style:font-weight-asian="normal" style:font-size-complex="14pt" style:font-weight-complex="normal"/>
    </style:style>
    <style:style style:name="P12" style:family="paragraph" style:parent-style-name="Standard">
      <style:text-properties officeooo:rsid="0017112b" officeooo:paragraph-rsid="00183848"/>
    </style:style>
    <style:style style:name="P13" style:family="paragraph" style:parent-style-name="Standard">
      <style:text-properties officeooo:rsid="0017112b" officeooo:paragraph-rsid="0018f253"/>
    </style:style>
    <style:style style:name="P14" style:family="paragraph" style:parent-style-name="Standard">
      <style:text-properties fo:color="#000000" style:font-name="Times New Roman" fo:font-size="14pt" fo:font-weight="bold" officeooo:rsid="0017112b" officeooo:paragraph-rsid="0018f253" style:font-size-asian="14pt" style:font-weight-asian="bold" style:font-size-complex="14pt"/>
    </style:style>
    <style:style style:name="P15" style:family="paragraph" style:parent-style-name="Standard">
      <style:text-properties fo:font-size="14pt" fo:font-weight="normal" officeooo:rsid="0017112b" officeooo:paragraph-rsid="0018f253" style:font-size-asian="14pt" style:font-weight-asian="normal" style:font-size-complex="14pt" style:font-weight-complex="normal"/>
    </style:style>
    <style:style style:name="T1" style:family="text">
      <style:text-properties officeooo:rsid="0018f253"/>
    </style:style>
    <style:style style:name="fr1" style:family="graphic" style:parent-style-name="Frame">
      <style:graphic-properties fo:margin-left="3.096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 ref. </text:p>
      <text:p text:style-name="P6"> </text:p>
      <text:p text:style-name="P7"> </text:p>
      <text:p text:style-name="P7"> </text:p>
      <text:p text:style-name="P7"> </text:p>
      <text:p text:style-name="P8">SAI</text:p>
      <text:p text:style-name="P8">IDENTIFICATION</text:p>
      <text:p text:style-name="P9"><draw:frame draw:style-name="fr1" draw:name="Moldura1" text:anchor-type="char" svg:x="3.096cm" svg:width="15.399cm" draw:z-index="0"><draw:text-box fo:min-height="0.053cm"><text:p text:style-name="Text_20_body"><draw:frame draw:style-name="fr2" draw:name="Imagem1" text:anchor-type="as-char" svg:width="15.399cm" svg:height="0.053cm" draw:z-index="1"><draw:image xlink:href="Pictures/100002010000024600000002CBEDF0CE3CF55797.png" xlink:type="simple" xlink:show="embed" xlink:actuate="onLoad" loext:mime-type="image/png"/></draw:frame></text:p></draw:text-box></draw:frame> </text:p>
      <text:p text:style-name="P3">EXECUTIVE SUMMARY</text:p>
      <text:p text:style-name="P2"> </text:p>
      <text:p text:style-name="P4"/>
      <text:p text:style-name="P12"/>
      <text:p text:style-name="P12"/>
      <text:p text:style-name="P14">Audit Application Notes:</text:p>
      <text:p text:style-name="P13"/>
      <text:p text:style-name="P13"/>
      <text:p text:style-name="P10">Findings:</text:p>
      <text:p text:style-name="P11"><text:span text:style-name="T1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2:38:28.927000000</meta:creation-date>
    <meta:editing-duration>PT18M54S</meta:editing-duration>
    <meta:editing-cycles>5</meta:editing-cycles>
    <meta:generator>LibreOffice/6.1.3.2$Windows_X86_64 LibreOffice_project/86daf60bf00efa86ad547e59e09d6bb77c699acb</meta:generator>
    <dc:date>2019-01-12T13:08:54.900000000</dc:date>
    <meta:document-statistic meta:table-count="0" meta:image-count="1" meta:object-count="0" meta:page-count="1" meta:paragraph-count="19" meta:word-count="16" meta:character-count="176" meta:non-whitespace-character-count="165"/>
  </office:meta>
</office:document-meta>
</file>